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d29a4" officeooo:paragraph-rsid="001d29a4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7467" officeooo:paragraph-rsid="001e7467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9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10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d29a4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P12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style:font-name="Liberation Serif" fo:font-size="9pt" fo:letter-spacing="normal" fo:font-style="normal" fo:font-weight="normal" officeooo:rsid="001d29a4" style:font-size-asian="9pt" style:font-size-complex="9pt"/>
    </style:style>
    <style:style style:name="T3" style:family="text">
      <style:text-properties fo:font-variant="normal" fo:text-transform="none" fo:color="#24292e" loext:opacity="100%" fo:letter-spacing="normal" fo:font-style="normal" fo:font-weight="normal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8837108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6">Darknet und TOR</text:p>
        </text:list-item>
        <text:list-item>
          <text:p text:style-name="P4">Cybergrooming</text:p>
        </text:list-item>
        <text:list-item>
          <text:p text:style-name="P4">Unverbindlichkeit/Clicktivismus/Hacktivismus/Flashmob/Shitstorm</text:p>
        </text:list-item>
        <text:list-item>
          <text:p text:style-name="P7"><text:span text:style-name="T3">Bitcoins, Darknet, Freemium/Lootboxe</text:span><text:span text:style-name="T4">s</text:span></text:p>
        </text:list-item>
      </text:list>
      <text:p text:style-name="P1"/>
      <text:p text:style-name="P2"><text:span text:style-name="T4">Q</text:span><text:span text:style-name="T3">uellen</text:span></text:p>
      <text:list xml:id="list379099860" text:style-name="L2">
        <text:list-item>
          <text:p text:style-name="P9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9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5">Internet vergisst nicht: web.archive.org</text:p>
        </text:list-item>
        <text:list-item>
          <text:p text:style-name="P10"><text:span text:style-name="T2">Hacker aktivität </text:span><text:a xlink:type="simple" xlink:href="https://www.sicherheitstacho.eu/" text:style-name="Internet_20_link" text:visited-style-name="Visited_20_Internet_20_Link">https://www.sicherheitstacho.eu/</text:a><text:span text:style-name="T2"> </text:span></text:p>
        </text:list-item>
        <text:list-item>
          <text:p text:style-name="P12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12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11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8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1-01-09T20:54:08.402000000</dc:date>
    <meta:editing-duration>PT16M15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127" meta:character-count="1272" meta:non-whitespace-character-count="1192"/>
  </office:meta>
</office:document-meta>
</file>